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2"/>
    <style:style style:name="P2" style:family="paragraph" style:parent-style-name="Standard" style:list-style-name="WWNum2"/>
    <style:style style:name="P3" style:family="paragraph" style:parent-style-name="Standard" style:list-style-name="WWNum4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Standard" style:list-style-name="WWNum7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 style:list-style-name="WWNum6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.25in" fo:margin-right="0in" fo:text-indent="0in" style:auto-text-indent="false"/>
    </style:style>
    <style:style style:name="P7" style:family="paragraph" style:parent-style-name="Standard">
      <style:paragraph-properties fo:margin-left="0.4925in" fo:margin-right="0in" fo:text-indent="0in" style:auto-text-indent="false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Footer">
      <style:paragraph-properties fo:text-align="center" style:justify-single-word="false">
        <style:tab-stops>
          <style:tab-stop style:position="3.4626in" style:type="center"/>
          <style:tab-stop style:position="6.911in" style:type="right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color="#ff0000" fo:language="en" fo:country="US" style:text-underline-style="none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tracked-changes>
        <text:changed-region xml:id="ct106102875713600" text:id="ct106102875713600">
          <text:insertion>
            <office:change-info>
              <dc:creator>Oslene Carrington</dc:creator>
              <dc:date>2016-11-04T13:21:00</dc:date>
            </office:change-info>
          </text:insertion>
        </text:changed-region>
        <text:changed-region xml:id="ct106102875715712" text:id="ct106102875715712">
          <text:deletion>
            <office:change-info>
              <dc:creator>Oslene Carrington</dc:creator>
              <dc:date>2016-11-04T13:22:00</dc:date>
            </office:change-info>
            <text:p text:style-name="Standard">, </text:p>
          </text:deletion>
        </text:changed-region>
        <text:changed-region xml:id="ct106102875715904" text:id="ct106102875715904">
          <text:deletion>
            <office:change-info>
              <dc:creator>Oslene Carrington</dc:creator>
              <dc:date>2016-11-04T13:26:00</dc:date>
            </office:change-info>
            <text:p text:style-name="Standard"/>
            <text:list xml:id="list3513170660547920416" text:style-name="WWNum2">
              <text:list-item>
                <text:p text:style-name="P1"><text:span text:style-name="T1"/></text:p>
              </text:list-item>
            </text:list>
          </text:deletion>
        </text:changed-region>
        <text:changed-region xml:id="ct106102875716096" text:id="ct106102875716096">
          <text:insertion>
            <office:change-info>
              <dc:creator>Oslene Carrington</dc:creator>
              <dc:date>2016-11-04T13:23:00</dc:date>
            </office:change-info>
          </text:insertion>
        </text:changed-region>
        <text:changed-region xml:id="ct106102875716288" text:id="ct106102875716288">
          <text:insertion>
            <office:change-info>
              <dc:creator>Oslene Carrington</dc:creator>
              <dc:date>2016-11-04T13:32:00</dc:date>
            </office:change-info>
          </text:insertion>
        </text:changed-region>
        <text:changed-region xml:id="ct106102875716480" text:id="ct106102875716480">
          <text:insertion>
            <office:change-info>
              <dc:creator>Oslene Carrington</dc:creator>
              <dc:date>2016-11-04T13:35:00</dc:date>
            </office:change-info>
          </text:insertion>
        </text:changed-region>
        <text:changed-region xml:id="ct106102875716672" text:id="ct106102875716672">
          <text:insertion>
            <office:change-info>
              <dc:creator>Oslene Carrington</dc:creator>
              <dc:date>2016-11-04T13:36:00</dc:date>
            </office:change-info>
          </text:insertion>
        </text:changed-region>
        <text:changed-region xml:id="ct105553119823872" text:id="ct105553119823872">
          <text:deletion>
            <office:change-info>
              <dc:creator>sr </dc:creator>
              <dc:date>2016-11-15T11:20:00</dc:date>
            </office:change-info>
            <text:p text:style-name="Standard"/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/>
      <text:p text:style-name="Standard">This course introduces core computer programming and database principles that are needed for web application development. Students are expected to complete several hands-on and portfolio projects and attend in class lectures, exam preparation, assessment and feedback sessions.</text:p>
      <text:p text:style-name="Standard">This course will be 12 weeks, conducted 8 hours per day<text:change-start text:change-id="ct106102875713600"/> <text:span text:style-name="T2">(to clarify, the course is 6 hours per day. <text:s/>The extra 2 hours is for studying, working on their projects and tutoring. <text:s/>Tutoring would be conducted by York College C.S. student volunteers if/when available). <text:s/></text:span><text:change-end text:change-id="ct106102875713600"/><text:change text:change-id="ct106102875715712"/>5 days per week (1 week introduction, 10 weeks of instruction, and 1 week of exam review/internship interviews preparation)</text:p>
      <text:p text:style-name="Standard"/>
      <text:p text:style-name="Standard">Tentative Course Start Date: Monday, February 6th, 2017</text:p>
      <text:p text:style-name="Standard">Tentative Course End Date: <text:s text:c="2"/>Friday, May 12th, 2017</text:p>
      <text:p text:style-name="Standard"/>
      <text:p text:style-name="Standard">Expected Instructional Duration: 50 days (10 weeks * 5days/wk, which excludes holidays and Spring Recess)</text:p>
      <text:p text:style-name="Standard"/>
      <text:p text:style-name="Standard"/>
      <text:p text:style-name="Standard"/>
      <text:p text:style-name="Standard">Course Objectives</text:p>
      <text:p text:style-name="Standard">-----------------</text:p>
      <text:p text:style-name="Standard"/>
      <text:p text:style-name="Standard">During the course, the students will: </text:p>
      <text:p text:style-name="Standard"/>
      <text:list xml:id="list1562133945" text:continue-numbering="true" text:style-name="WWNum2">
        <text:list-item>
          <text:p text:style-name="P1"><text:span text:style-name="T1">Learn The Basics of How The World Wide Web Websites, and The Internet Work</text:span></text:p>
        </text:list-item>
        <text:list-item>
          <text:p text:style-name="P1"><text:span text:style-name="T1">Learn How to Build Static Websites using HTML5 and CSS3</text:span></text:p>
        </text:list-item>
        <text:list-item>
          <text:p text:style-name="P1"><text:span text:style-name="T1">Learn JavaScript for Web Developers</text:span></text:p>
        </text:list-item>
        <text:list-item>
          <text:p text:style-name="P1"><text:span text:style-name="T1">Learn The Basics of the JQuery library, written in Javascript</text:span></text:p>
        </text:list-item>
        <text:list-item>
          <text:p text:style-name="P1"><text:span text:style-name="T1">Learn How to Build Interactive Websites using HTML5, CSS3, Javascript, and JQuery</text:span></text:p>
        </text:list-item>
        <text:list-item>
          <text:p text:style-name="P1"><text:span text:style-name="T1">Learn the Fundamentals of the Java Programming Language</text:span></text:p>
        </text:list-item>
        <text:list-item>
          <text:p text:style-name="P1"><text:span text:style-name="T1">Learn the Fundamentals of Storing and Retrieving Data using Relational Databases and SQL</text:span></text:p>
        </text:list-item>
        <text:list-item>
          <text:p text:style-name="P1"><text:span text:style-name="T1">Learn How to Build Websites That Can Create, Read, Update, and Delete Data using HTML5, CSS3, Javascript, JQuery, Java and an Oracle SQL database</text:span></text:p>
        </text:list-item>
        <text:list-item>
          <text:p text:style-name="P1"><text:span text:style-name="T1">Learn How to Deploy Websites That They've Built So That They are Accessible to Everyone with an Internet Connection </text:span></text:p>
        </text:list-item>
      </text:list>
      <text:p text:style-name="Standard"><text:change text:change-id="ct106102875715904"/><text:span text:style-name="T1">Students will also do a deep dive into Oracle SQL as preparation to take the Oracle SQL Fundamentals Exam (1Z0-061) after completion of the course.</text:span></text:p>
      <text:p text:style-name="Standard"/>
      <text:list xml:id="list657745865" text:continue-numbering="true" text:style-name="WWNum2">
        <text:list-item>
          <text:p text:style-name="P1"><text:change-start text:change-id="ct106102875716096"/><text:span text:style-name="T1">The (positive) results of the SQL Fundamentals exam would be a “work product” for students’ portfolios. <text:s/>The primary objective is for students to prepare for, take and pass the Java 7 Programmer Certification. <text:s/></text:span></text:p>
        </text:list-item>
      </text:list>
      <text:p text:style-name="Standard"><text:change-end text:change-id="ct106102875716096"/></text:p>
      <text:p text:style-name="Standard"><text:soft-page-break/>Course Outline</text:p>
      <text:p text:style-name="Standard">==============</text:p>
      <text:p text:style-name="Standard"/>
      <text:list xml:id="list1904995645593957839" text:style-name="WWNum4">
        <text:list-item>
          <text:p text:style-name="P3"><text:span text:style-name="T4">Learn The Basics of The World Wide Web, Websites, and The Internet </text:span></text:p>
        </text:list-item>
      </text:list>
      <text:p text:style-name="Standard">------------------------------------------------------------------</text:p>
      <text:p text:style-name="Standard"/>
      <text:p text:style-name="Standard"/>
      <text:p text:style-name="Standard">Week 1</text:p>
      <text:p text:style-name="Standard">------</text:p>
      <text:p text:style-name="Standard">The Internet and The World Wide Web: What is the difference?</text:p>
      <text:p text:style-name="Standard">Duration: 1/4 day</text:p>
      <text:p text:style-name="Standard"/>
      <text:p text:style-name="Standard"/>
      <text:list xml:id="list496538771" text:continue-numbering="true" text:style-name="WWNum4">
        <text:list-item>
          <text:p text:style-name="P3"><text:span text:style-name="T4">Learn How to Build Static Websites using HTML and CSS</text:span></text:p>
        </text:list-item>
      </text:list>
      <text:p text:style-name="Standard">(4 3/4 days total)</text:p>
      <text:p text:style-name="Standard"/>
      <text:p text:style-name="Standard">Learn the Difference Between Static and Interactive Websites</text:p>
      <text:p text:style-name="Standard">Discuss Examples of Both Static and Interactive Websites Present on the World Wide Web</text:p>
      <text:p text:style-name="Standard">Duration: 1/4 day</text:p>
      <text:p text:style-name="Standard"/>
      <text:p text:style-name="Standard">Learn HTML - The Backbone of all Websites</text:p>
      <text:p text:style-name="Standard">Duration: 1 1/2 days</text:p>
      <text:p text:style-name="Standard"/>
      <text:p text:style-name="Standard">Make Your HTML-Only Website Look Nice(r) with CSS</text:p>
      <text:p text:style-name="Standard">Duration: 3 days</text:p>
      <text:p text:style-name="Standard"/>
      <text:p text:style-name="Standard"/>
      <text:p text:style-name="Standard">Week 2-3</text:p>
      <text:p text:style-name="Standard">--------</text:p>
      <text:list xml:id="list2851470462672049198" text:style-name="WWNum7">
        <text:list-item>
          <text:p text:style-name="P4"><text:span text:style-name="T4">Learn How to Build Interactive Websites using HTML, CSS, Javascript, and JQuery (7 days total)</text:span></text:p>
        </text:list-item>
      </text:list>
      <text:p text:style-name="Standard"/>
      <text:p text:style-name="Standard">Learn How JavaScript Makes Your HTML and CSS-only Website Respond to User Actions</text:p>
      <text:p text:style-name="Standard">Duration: 1/4 days</text:p>
      <text:p text:style-name="Standard"/>
      <text:p text:style-name="Standard">What is The Document Object Model (DOM)?</text:p>
      <text:p text:style-name="Standard">Duration: 1/4 days</text:p>
      <text:p text:style-name="Standard"/>
      <text:p text:style-name="Standard">Learn To Use Javascript to Interact with the DOM and the HTML and CSS Code in Your Website</text:p>
      <text:p text:style-name="Standard">Duration: 3 1/2 days</text:p>
      <text:p text:style-name="Standard"><text:change-start text:change-id="ct106102875716288"/></text:p>
      <text:p text:style-name="Standard"/>
      <text:p text:style-name="P6"><text:soft-page-break/><text:span text:style-name="T4">4. </text:span><text:change-end text:change-id="ct106102875716288"/><text:span text:style-name="T4">What is JQuery?</text:span></text:p>
      <text:p text:style-name="Standard">Why Use JQuery Instead of Plain Javascript When Accessing the DOM?</text:p>
      <text:p text:style-name="Standard">Duration: 1/4 day</text:p>
      <text:p text:style-name="Standard"/>
      <text:p text:style-name="Standard">Learn How to Build Interactive Websites using HTML, CSS, Javascript, and JQuery</text:p>
      <text:p text:style-name="Standard">Duration: 2 days</text:p>
      <text:p text:style-name="Standard"/>
      <text:p text:style-name="Standard"/>
      <text:p text:style-name="Standard">JQuery vs Javascript Website Showdown: Do Different Browsers Behave Differently?</text:p>
      <text:p text:style-name="Standard">Duration: 1/2 day</text:p>
      <text:p text:style-name="Standard"/>
      <text:p text:style-name="Standard">Beyond JQuery: Other Javascript Libraries and Frameworks Used for Building Interactive Websites</text:p>
      <text:p text:style-name="Standard">Duration: 1/4 day</text:p>
      <text:p text:style-name="Standard"/>
      <text:p text:style-name="Standard">Weeks 3-7</text:p>
      <text:p text:style-name="Standard">---------</text:p>
      <text:p text:style-name="P7"><text:change-start text:change-id="ct106102875716480"/><text:span text:style-name="T4">7. </text:span><text:change-end text:change-id="ct106102875716480"/><text:span text:style-name="T4">Learn How to Build Websites That Can Create, Read, Update, and Delete Data using HTML, CSS, Javascript, JQuery, Java and an Oracle SQL database</text:span></text:p>
      <text:p text:style-name="Standard">Duration (23 days total)</text:p>
      <text:p text:style-name="Standard"/>
      <text:p text:style-name="Standard"/>
      <text:list xml:id="list1284199955211119384" text:style-name="WWNum6">
        <text:list-item>
          <text:p text:style-name="P5"><text:span text:style-name="T4">How does Java Let Me Add Logic To My Website?</text:span></text:p>
        </text:list-item>
      </text:list>
      <text:p text:style-name="Standard">Programming Java using the Eclipse IDE (Integrated Development Environment)</text:p>
      <text:p text:style-name="Standard">Duration: 1/2 days</text:p>
      <text:p text:style-name="Standard"/>
      <text:p text:style-name="Standard">Fundamentals of the Java Programming Language</text:p>
      <text:p text:style-name="Standard">Define the scope of variables in Java Programs</text:p>
      <text:p text:style-name="Standard">Define the structure of a Java class</text:p>
      <text:p text:style-name="Standard">Create executable Java applications</text:p>
      <text:p text:style-name="Standard">How To Run Java Programs from the Command Line</text:p>
      <text:p text:style-name="Standard">Using Object Orientation in Java</text:p>
      <text:p text:style-name="Standard">Working with Java Data Types</text:p>
      <text:p text:style-name="Standard">Creating and Using Arrays</text:p>
      <text:p text:style-name="Standard">Operators, Loops, and Decision Constructs</text:p>
      <text:p text:style-name="Standard">Constructors, Methods and Encapsulation</text:p>
      <text:p text:style-name="Standard">Inheritance in Java</text:p>
      <text:p text:style-name="Standard">Poymorphism, Abstract classes and Interfaces</text:p>
      <text:p text:style-name="Standard">Handling Exceptions</text:p>
      <text:p text:style-name="Standard">Working with the Java API</text:p>
      <text:p text:style-name="Standard">Duration: 15 1/2 days</text:p>
      <text:p text:style-name="Standard"/>
      <text:p text:style-name="Standard"><text:change-start text:change-id="ct106102875716672"/><text:span text:style-name="T4">9. </text:span><text:change-end text:change-id="ct106102875716672"/><text:span text:style-name="T4">Learn How to Deploy Websites You've Built So That They are Accessible to Everyone with an</text:span> <text:soft-page-break/>Internet Connection </text:p>
      <text:p text:style-name="Standard">Introduction to the Play Framework</text:p>
      <text:p text:style-name="Standard">Deploying Websites using Java and the Play Framework</text:p>
      <text:p text:style-name="Standard">Duration: 2 days</text:p>
      <text:p text:style-name="Standard"/>
      <text:p text:style-name="Standard"/>
      <text:p text:style-name="Standard"/>
      <text:list xml:id="list1213272427" text:continue-numbering="true" text:style-name="WWNum6">
        <text:list-item>
          <text:p text:style-name="P5"><text:span text:style-name="T4">What is a Relational Database?</text:span></text:p>
        </text:list-item>
      </text:list>
      <text:p text:style-name="Standard">What Types of Problems Do Relational Databases Solve?</text:p>
      <text:p text:style-name="Standard">How Do We Design A Relational Database?</text:p>
      <text:p text:style-name="Standard">Duration: 1 day</text:p>
      <text:p text:style-name="Standard"/>
      <text:p text:style-name="Standard">SQL: The Programming Language of Relational Databases</text:p>
      <text:p text:style-name="Standard">Using SQL to Query Relational Databases and Create, Read, Update, and Delete User Data</text:p>
      <text:p text:style-name="Standard">Duration: 2 days</text:p>
      <text:p text:style-name="Standard"/>
      <text:p text:style-name="Standard">Using HTML, CSS, Javascript, JQuery, Java and an Oracle SQL database to Create, Read, Update, and Delete User Data via Websites</text:p>
      <text:p text:style-name="Standard">Duration: 2 days</text:p>
      <text:p text:style-name="Standard"/>
      <text:p text:style-name="Standard"/>
      <text:p text:style-name="Standard">Weeks 8-10</text:p>
      <text:p text:style-name="Standard">Prepare for the Oracle SQL Fundamentals Exam (1Z0-061) after completion of the course.</text:p>
      <text:p text:style-name="Standard">Overview of Oracle Database 12c and Related Products</text:p>
      <text:p text:style-name="Standard">Overview of relational database management concepts and terminologies</text:p>
      <text:p text:style-name="Standard">Introduction</text:p>
      <text:p text:style-name="Standard">• Data vs. information</text:p>
      <text:p text:style-name="Standard">• History of the database</text:p>
      <text:p text:style-name="Standard">• Major transformations in computing</text:p>
      <text:p text:style-name="Standard">What is Data Modeling?</text:p>
      <text:p text:style-name="Standard">• Conceptual &amp; physical models</text:p>
      <text:p text:style-name="Standard">• Entities, instances, attributes and identifiers</text:p>
      <text:p text:style-name="Standard">• Entity relationship modeling and ERDs</text:p>
      <text:p text:style-name="Standard">Entity Relationship Diagramming</text:p>
      <text:p text:style-name="Standard">• Identifying relationships</text:p>
      <text:p text:style-name="Standard">• ER diagramming conventions</text:p>
      <text:p text:style-name="Standard">• Speaking ERD and drawing relationships</text:p>
      <text:p text:style-name="Standard">Identify the major structural components of the Oracle Database 12c</text:p>
      <text:p text:style-name="Standard">Create tables to store data</text:p>
      <text:p text:style-name="Standard">Truncate data</text:p>
      <text:p text:style-name="Standard">Insert rows into a table</text:p>
      <text:p text:style-name="Standard">Update rows in a table</text:p>
      <text:p text:style-name="Standard"><text:soft-page-break/>Delete rows from a table</text:p>
      <text:p text:style-name="Standard">Create reports of aggregated data</text:p>
      <text:p text:style-name="Standard">Build a SELECT statement to retrieve data from an Oracle Database table</text:p>
      <text:p text:style-name="Standard">Restricting and Sorting Data</text:p>
      <text:p text:style-name="Standard">Using the WHERE Clause</text:p>
      <text:p text:style-name="Standard">• Working with columns, characters, and rows</text:p>
      <text:p text:style-name="Standard">• Limit rows selected</text:p>
      <text:p text:style-name="Standard">• Comparison operators </text:p>
      <text:p text:style-name="Standard">Use the ORDER BY clause to sort SQL query results</text:p>
      <text:p text:style-name="Standard">Limit the rows that are retrieved by a query</text:p>
      <text:p text:style-name="Standard">Use ampersand substitution to restrict and sort output at runtime</text:p>
      <text:p text:style-name="Standard">Use SQL row limiting clause</text:p>
      <text:p text:style-name="Standard">Using Single-Row Functions to Customize Output </text:p>
      <text:p text:style-name="Standard">Use various types of functions available in SQL</text:p>
      <text:p text:style-name="Standard">Retrieve row and column data from tables</text:p>
      <text:p text:style-name="Standard">Build a database schema</text:p>
      <text:p text:style-name="Standard">Utilize views to display data</text:p>
      <text:p text:style-name="Standard">Manage schema objects</text:p>
      <text:p text:style-name="Standard">Write multiple-column sub-queries</text:p>
      <text:p text:style-name="Standard">Display data from multiple tables</text:p>
      <text:p text:style-name="Standard">Employ SQL functions to retrieve customized data</text:p>
      <text:p text:style-name="Standard">Create reports of sorted and restricted data</text:p>
      <text:p text:style-name="Standard"/>
      <text:p text:style-name="Standard">Introduction to JOINS</text:p>
      <text:p text:style-name="Standard">Natural join</text:p>
      <text:p text:style-name="Standard">Self-join</text:p>
      <text:p text:style-name="Standard">Non equi-joins</text:p>
      <text:p text:style-name="Standard">OUTER join</text:p>
      <text:p text:style-name="Standard"/>
      <text:p text:style-name="Standard">Duration (15 days total)</text:p>
      <text:p text:style-name="Standard"><text:change text:change-id="ct1055531198238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padding="0in" fo:border="none" fo:keep-with-next="auto" text:number-lines="true" text:line-number="0" style:text-autospace="ideograph-alpha" style:punctuation-wrap="hanging" style:line-break="strict" style:tab-stop-distance="0.4925in" style:writing-mode="page">
        <style:background-image/>
      </style:paragraph-properties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in" fo:margin-top="0in" fo:margin-bottom="0in" fo:line-height="100%" fo:text-align="start" style:justify-single-word="false" fo:keep-together="auto" fo:orphans="0" fo:widows="0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en" style:country-asian="US" style:font-style-asian="normal" style:font-weight-asian="normal" style:font-name-complex="Arial Unicode MS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fo:line-height="100%" fo:text-align="start" style:justify-single-word="false" fo:keep-together="auto" fo:orphans="0" fo:widows="0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position="0% 100%" fo:letter-spacing="normal" fo:font-weight="bold" style:letter-kerning="true" style:font-weight-asian="bold" style:font-weight-complex="bold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9846in" fo:text-indent="-0.2425in" fo:margin-left="0.992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text:list-tab-stop-position="1.4772in" fo:text-indent="-0.1827in" fo:margin-left="1.4846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1.9693in" fo:text-indent="-0.2272in" fo:margin-left="1.977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2.4618in" fo:text-indent="-0.2193in" fo:margin-left="2.4693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text:list-tab-stop-position="2.9543in" fo:text-indent="-0.1598in" fo:margin-left="2.9618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3.4465in" fo:text-indent="-0.2043in" fo:margin-left="3.4543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3.939in" fo:text-indent="-0.1965in" fo:margin-left="3.946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text:list-tab-stop-position="4.4311in" fo:text-indent="-0.1366in" fo:margin-left="4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9846in" fo:text-indent="-0.2425in" fo:margin-left="0.992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text:list-tab-stop-position="1.4772in" fo:text-indent="-0.1827in" fo:margin-left="1.4846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1.9693in" fo:text-indent="-0.2272in" fo:margin-left="1.977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2.4618in" fo:text-indent="-0.2193in" fo:margin-left="2.4693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text:list-tab-stop-position="2.9543in" fo:text-indent="-0.1598in" fo:margin-left="2.9618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3.4465in" fo:text-indent="-0.2043in" fo:margin-left="3.4543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3.939in" fo:text-indent="-0.1965in" fo:margin-left="3.946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text:list-tab-stop-position="4.4311in" fo:text-indent="-0.1366in" fo:margin-left="4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text:list-tab-stop-position="0.9846in" fo:text-indent="-0.2425in" fo:margin-left="0.9925in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>
          <style:list-level-label-alignment text:label-followed-by="listtab" text:list-tab-stop-position="1.4772in" fo:text-indent="-0.1807in" fo:margin-left="1.4846in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text:list-tab-stop-position="1.9693in" fo:text-indent="-0.2272in" fo:margin-left="1.9772in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text:list-tab-stop-position="2.4618in" fo:text-indent="-0.2193in" fo:margin-left="2.4693in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>
          <style:list-level-label-alignment text:label-followed-by="listtab" text:list-tab-stop-position="2.9543in" fo:text-indent="-0.1575in" fo:margin-left="2.9618in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text:list-tab-stop-position="3.4465in" fo:text-indent="-0.2043in" fo:margin-left="3.4543in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text:list-tab-stop-position="3.939in" fo:text-indent="-0.1965in" fo:margin-left="3.9465in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>
          <style:list-level-label-alignment text:label-followed-by="listtab" text:list-tab-stop-position="4.4311in" fo:text-indent="-0.1346in" fo:margin-left="4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text:list-tab-stop-position="0.9846in" fo:text-indent="-0.2425in" fo:margin-left="0.9925in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>
          <style:list-level-label-alignment text:label-followed-by="listtab" text:list-tab-stop-position="1.4772in" fo:text-indent="-0.1807in" fo:margin-left="1.4846in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text:list-tab-stop-position="1.9693in" fo:text-indent="-0.2272in" fo:margin-left="1.9772in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text:list-tab-stop-position="2.4618in" fo:text-indent="-0.2193in" fo:margin-left="2.4693in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>
          <style:list-level-label-alignment text:label-followed-by="listtab" text:list-tab-stop-position="2.9543in" fo:text-indent="-0.1575in" fo:margin-left="2.9618in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text:list-tab-stop-position="3.4465in" fo:text-indent="-0.2043in" fo:margin-left="3.4543in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text:list-tab-stop-position="3.939in" fo:text-indent="-0.1965in" fo:margin-left="3.9465in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>
          <style:list-level-label-alignment text:label-followed-by="listtab" text:list-tab-stop-position="4.4311in" fo:text-indent="-0.1346in" fo:margin-left="4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text:list-tab-stop-position="0.9846in" fo:text-indent="-0.2425in" fo:margin-left="0.9925in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>
          <style:list-level-label-alignment text:label-followed-by="listtab" text:list-tab-stop-position="1.4772in" fo:text-indent="-0.1807in" fo:margin-left="1.4846in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text:list-tab-stop-position="1.9693in" fo:text-indent="-0.2272in" fo:margin-left="1.9772in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text:list-tab-stop-position="2.4618in" fo:text-indent="-0.2193in" fo:margin-left="2.4693in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>
          <style:list-level-label-alignment text:label-followed-by="listtab" text:list-tab-stop-position="2.9543in" fo:text-indent="-0.1575in" fo:margin-left="2.9618in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text:list-tab-stop-position="3.4465in" fo:text-indent="-0.2043in" fo:margin-left="3.4543in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text:list-tab-stop-position="3.939in" fo:text-indent="-0.1965in" fo:margin-left="3.9465in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>
          <style:list-level-label-alignment text:label-followed-by="listtab" text:list-tab-stop-position="4.4311in" fo:text-indent="-0.1346in" fo:margin-left="4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text:list-tab-stop-position="0.9846in" fo:text-indent="-0.2425in" fo:margin-left="0.9925in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>
          <style:list-level-label-alignment text:label-followed-by="listtab" text:list-tab-stop-position="1.4772in" fo:text-indent="-0.1807in" fo:margin-left="1.4846in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text:list-tab-stop-position="1.9693in" fo:text-indent="-0.2272in" fo:margin-left="1.9772in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text:list-tab-stop-position="2.4618in" fo:text-indent="-0.2193in" fo:margin-left="2.4693in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>
          <style:list-level-label-alignment text:label-followed-by="listtab" text:list-tab-stop-position="2.9543in" fo:text-indent="-0.1575in" fo:margin-left="2.9618in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text:list-tab-stop-position="3.4465in" fo:text-indent="-0.2043in" fo:margin-left="3.4543in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text:list-tab-stop-position="3.939in" fo:text-indent="-0.1965in" fo:margin-left="3.9465in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>
          <style:list-level-label-alignment text:label-followed-by="listtab" text:list-tab-stop-position="4.4311in" fo:text-indent="-0.1346in" fo:margin-left="4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text:list-tab-stop-position="0.9846in" fo:text-indent="-0.2425in" fo:margin-left="0.9925in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>
          <style:list-level-label-alignment text:label-followed-by="listtab" text:list-tab-stop-position="1.4772in" fo:text-indent="-0.1807in" fo:margin-left="1.4846in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text:list-tab-stop-position="1.9693in" fo:text-indent="-0.2272in" fo:margin-left="1.9772in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text:list-tab-stop-position="2.4618in" fo:text-indent="-0.2193in" fo:margin-left="2.4693in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>
          <style:list-level-label-alignment text:label-followed-by="listtab" text:list-tab-stop-position="2.9543in" fo:text-indent="-0.1575in" fo:margin-left="2.9618in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text:list-tab-stop-position="3.4465in" fo:text-indent="-0.2043in" fo:margin-left="3.4543in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text:list-tab-stop-position="3.939in" fo:text-indent="-0.1965in" fo:margin-left="3.9465in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>
          <style:list-level-label-alignment text:label-followed-by="listtab" text:list-tab-stop-position="4.4311in" fo:text-indent="-0.1346in" fo:margin-left="4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3.4626in" style:type="center"/>
          <style:tab-stop style:position="6.911in" style:type="right"/>
        </style:tab-stops>
      </style:paragraph-properties>
    </style:style>
    <style:style style:name="MT1" style:family="text"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634in" fo:margin-left="0in" fo:margin-right="0in" fo:margin-bottom="0.924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</office:automatic-styles>
  <office:master-styles>
    <style:master-page style:name="Standard" style:page-layout-name="Mpm1">
      <style:header>
        <text:tracked-changes>
          <text:changed-region xml:id="ct105553119838656" text:id="ct105553119838656">
            <text:insertion>
              <office:change-info>
                <dc:creator>sr </dc:creator>
                <dc:date>2016-11-15T11:20:00</dc:date>
              </office:change-info>
            </text:insertion>
          </text:changed-region>
          <text:changed-region xml:id="ct106102875718016" text:id="ct106102875718016">
            <text:insertion>
              <office:change-info>
                <dc:creator>sr </dc:creator>
                <dc:date>2016-11-15T11:21:00</dc:date>
              </office:change-info>
            </text:insertion>
          </text:changed-region>
          <text:changed-region xml:id="ct106102875718208" text:id="ct106102875718208">
            <text:deletion>
              <office:change-info>
                <dc:creator>sr </dc:creator>
                <dc:date>2016-11-15T11:20:00</dc:date>
              </office:change-info>
              <text:p text:style-name="Standard">nt</text:p>
            </text:deletion>
          </text:changed-region>
        </text:tracked-changes>
        <text:p text:style-name="Standard">Programming Acade<text:change-start text:change-id="ct105553119838656"/>m<text:change-end text:change-id="ct105553119838656"/><text:change-start text:change-id="ct106102875718016"/>y<text:change-end text:change-id="ct106102875718016"/><text:change text:change-id="ct106102875718208"/> Schedule and Description, v2016-11-02</text:p>
        <text:p text:style-name="Standard">==================================================================</text:p>
        <text:p text:style-name="Standard">Prepared for York College, CUNY by Sean Reed</text:p>
      </style:header>
      <style:footer>
        <text:p text:style-name="MP1"><text:span text:style-name="MT1">Page </text:span><text:page-number text:select-page="current">5</text:page-number><text:span text:style-name="MT1"> of </text:span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5" meta:paragraph-count="144" meta:word-count="1065" meta:character-count="6736"/>
    <dc:date>2016-11-15T11:21:29</dc:date>
    <dc:creator>sr </dc:creator>
    <meta:generator>OpenOffice/4.1.2$Unix OpenOffice.org_project/412m3$Build-9782</meta:generator>
  </office:meta>
</office:document-meta>
</file>